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DefaultParagraphFont" style:family="text">
      <style:text-properties fo:font-weight="bold" style:font-weight-asian="bold" style:font-weight-complex="bold"/>
    </style:style>
    <style:style style:name="P7" style:parent-style-name="Standard" style:family="paragraph">
      <style:paragraph-properties fo:text-align="justify"/>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justify"/>
    </style:style>
    <style:style style:name="T10" style:parent-style-name="DefaultParagraphFont" style:family="text">
      <style:text-properties fo:font-weight="bold" style:font-weight-asian="bold" style:font-weight-complex="bold"/>
    </style:style>
    <style:style style:name="P11" style:parent-style-name="Standard" style:family="paragraph">
      <style:paragraph-properties fo:text-align="justify"/>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align="justify"/>
    </style:style>
    <style:style style:name="T16" style:parent-style-name="DefaultParagraphFont" style:family="text">
      <style:text-properties fo:font-weight="bold" style:font-weight-asian="bold" style:font-weight-complex="bold"/>
    </style:style>
    <style:style style:name="P17" style:parent-style-name="Standard" style:family="paragraph">
      <style:paragraph-properties fo:text-align="justify"/>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text-properties fo:font-weight="bold" style:font-weight-asian="bold" style:font-weight-complex="bold"/>
    </style:style>
    <style:style style:name="P23" style:parent-style-name="Standard" style:family="paragraph">
      <style:paragraph-properties fo:text-align="justify"/>
      <style:text-properties fo:font-weight="bold" style:font-weight-asian="bold" style:font-weight-complex="bold"/>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26" style:parent-style-name="DefaultParagraphFont" style:family="text">
      <style:text-properties fo:font-weight="bold" style:font-weight-asian="bold" style:font-weight-complex="bold"/>
    </style:style>
    <style:style style:name="P27" style:parent-style-name="Standard" style:family="paragraph">
      <style:paragraph-properties fo:text-align="justify"/>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text-align="justify"/>
    </style:style>
    <style:style style:name="T30" style:parent-style-name="DefaultParagraphFont" style:family="text">
      <style:text-properties fo:font-weight="bold" style:font-weight-asian="bold" style:font-weight-complex="bold"/>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T33" style:parent-style-name="DefaultParagraphFont" style:family="text">
      <style:text-properties fo:font-weight="bold" style:font-weight-asian="bold" style:font-weight-complex="bold"/>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text-properties fo:font-weight="bold" style:font-weight-asian="bold" style:font-weight-complex="bold"/>
    </style:style>
    <style:style style:name="P37" style:parent-style-name="Standard" style:family="paragraph">
      <style:paragraph-properties fo:text-align="justify"/>
    </style:style>
    <style:style style:name="T38" style:parent-style-name="DefaultParagraphFont" style:family="text">
      <style:text-properties fo:font-weight="bold" style:font-weight-asian="bold" style:font-weight-complex="bold"/>
    </style:style>
    <style:style style:name="P39" style:parent-style-name="Standard" style:family="paragraph">
      <style:paragraph-properties fo:text-align="justify"/>
    </style:style>
    <style:style style:name="P40" style:parent-style-name="Standard" style:family="paragraph">
      <style:paragraph-properties fo:text-align="justify"/>
      <style:text-properties fo:font-weight="bold" style:font-weight-asian="bold" style:font-weight-complex="bold"/>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text-properties fo:font-weight="bold" style:font-weight-asian="bold" style:font-weight-complex="bold"/>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T55" style:parent-style-name="DefaultParagraphFont" style:family="text">
      <style:text-properties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office:automatic-styles>
  <office:body>
    <office:text text:use-soft-page-breaks="true">
      <text:p text:style-name="P1">Cross Compiler, en basit anlatımıyla bir source kodunun belirlenen bir hedef işlemci mimarisi(aarch64(IMX8 işlemcisinin mimarisi)) için farklı bir mimariye(x86_64) sahip bir cihazda compile işlemi yapılmasıdır. Böylelikle bir uygulama istenilen mimari için derlenebilir(build).</text:p>
      <text:p text:style-name="P2"/>
      <text:p text:style-name="P3">Cross Compile işlemini daha iyi anlayabilmemiz için terminolojileri açıklayalım.</text:p>
      <text:p text:style-name="P4"/>
      <text:p text:style-name="P5"><text:span text:style-name="T6">ISA(Instruction Set Architecture):</text:span><text:s/>Bilgisayar işlemcisinin desteklediği temel komutlar ve mimari özellikleridir ve donanım ile yazılım arasında bir arabirim sağlar.</text:p>
      <text:p text:style-name="P7"><text:span text:style-name="T8">Vendor:<text:s/></text:span>Donanım veya yazılımın üreticisi veya sağlayıcısı olan firma</text:p>
      <text:p text:style-name="P9"><text:span text:style-name="T10">Operating System:<text:s/></text:span>Bilgisayar donanımını yöneten ve uygulama yazılımlarını çalıştıran sistem yazılımıdır.</text:p>
      <text:p text:style-name="P11"><text:span text:style-name="T12">Toolchain:<text:s/></text:span>Compiling için gerekli olan compilers, kütüphane ve araçların olduğu yapı. Build tool’u içerir(CMake veya qmake gibi)</text:p>
      <text:p text:style-name="P13"><text:span text:style-name="T14">Build Machine:<text:s/></text:span>Kodun built edildiği mimari</text:p>
      <text:p text:style-name="P15"><text:span text:style-name="T16">Host Machine:<text:s/></text:span>Build edilen kodun çalıştırıldığı mimari</text:p>
      <text:p text:style-name="P17"><text:span text:style-name="T18">Target Machine:<text:s/></text:span>Bu yapı yalnızca derleyici araçlarıyla ilgilidir. Target cihaza göre build yapılması için gerekli yolların konumlandırılması.</text:p>
      <text:p text:style-name="P19"/>
      <text:p text:style-name="P20">Build sitemleri olarak, açık kaynak uygulamalar Make, Autotools, Cmake, Conan, Ninja ve Meson gibi sistemleri kullanır.</text:p>
      <text:p text:style-name="P21"/>
      <text:p text:style-name="P22">Ways to Cross Compile</text:p>
      <text:p text:style-name="P23">1.With a standalone toolchain</text:p>
      <text:p text:style-name="P24">Cross Compile yapmanın manuel ve geleneksel yoludur.</text:p>
      <text:p text:style-name="P25"><text:span text:style-name="T26">Birinci Adım:</text:span><text:s/>İlk önce bir toolchain almalıyız(GCC gibi). Eğer derlenmiş bir toolchain(precompiled toolchain) yoksa biz bir toolchain alıp derleyebiliriz.</text:p>
      <text:p text:style-name="P27"><text:span text:style-name="T28">İkinci Adım:<text:s/></text:span>Gerekli olan bir host tool yükle(CMake vb.)</text:p>
      <text:p text:style-name="P29"><text:span text:style-name="T30">Üçüncü Adım:<text:s/></text:span>Gerekli olan kütüphaneleri(OpenSSL, SQLite vb.) yükle, aynı zamanda compile için gereklilikleri(header, static lib. vb) toolchain’in syroot’una kurmamız ve tüm çalışma zamanı bağımlılıklarını hedef cihaza kurmamız gerekecektir. Bağımlılıkları statik bağlamayı tercih etmeliyiz.</text:p>
      <text:p text:style-name="P31"/>
      <text:p text:style-name="P32"><text:span text:style-name="T33">Syroot:<text:s/></text:span>Derleme işlemlerinde hedef sistem için gerekli olan libraries ve header files’lerin organize edildiği yapıdır. Bu bizim için oldukça önemlidir,<text:s/>çünki bizim makinemiz x86_64(bilgisayarım)<text:s/>ve hedef makine aarch64. Burada farklı bir mimariye sahip hedef makinede çalışacak dosyalara ihtiyacımız var.</text:p>
      <text:p text:style-name="P34">Syroot un yapısında derlenecek uygulamaların hedef sisteme ait C standartı kütüphaneleri ve header dosyaları var. Biz bir derlemede syroot’un konumunu belirtiriz ve ona göre cross compile yaparız.</text:p>
      <text:p text:style-name="P35"/>
      <text:p text:style-name="P36">2.With an<text:s/>Embedded build system: Yocto or Buildroot</text:p>
      <text:p text:style-name="P37">Yocto veya Buildroot, genellikle karmaşık gömülü sistemler için tasarlanmış büyük araçlardır. Fakat bu cihazlar zaten elinizde ise kullanmak mantıklı olabilir. Gömülü sisteminin asıl görevi, gömülü bir cihaza özel işletim sistemi dağıtımı veya root files oluşturmaktır. Bunun için cross compiler gerekli ve Yocto gibi sistemler bunun için tasarlanmıştır.<text:s/><text:span text:style-name="T38">Yani sadece tek bir uygulama veya kütüphane derlemek için de bunu kullanabilirsiniz</text:span>. Yocto sistemleri yaygın olarak kullanıldığı için derleyeceğiniz yapıda bunun ile ilgili destek muhtemelen olacaktır. Bu sistemlerin tek zor yanı Yocto veya Buildroot’u kurmak ve yapılandırmaktır, ilk kurulum süreci karmaşık ve zaman alıcı olabilir.</text:p>
      <text:p text:style-name="P39"/>
      <text:p text:style-name="P40">3. Build on QEMU</text:p>
      <text:p text:style-name="P41">QEMU cihaz üzerinde bir ARM sanal makinesi oluşturarak ‘native build’ yapar. QEMU üzerinde oluşturacağınız sanal makine, hedef cihazınızın donanıma uyumlu olmalıdır. Örneğin işlemci modeli,<text:s/>bellek,<text:s/>kütüphane sürümleri gibi detaylar cihazla eşleşmesi gerekir. QEMU’nun sorunu performandır,<text:s/><text:soft-page-break/>çünki bir çeviri işlemi yapar bu da özellikle büyük yazılımlarda oldukça yavaşlama sorununu ortaya çıkarır.</text:p>
      <text:p text:style-name="P42"/>
      <text:p text:style-name="P43"><text:s text:c="2"/></text:p>
      <text:p text:style-name="P44">IMX8MP Kartımızda QgroundControl Cross Compile İşlemleri</text:p>
      <text:p text:style-name="P45">IMX8MP işlemcisi ARM Cortex-A53 tabanlıdır. Bu nedenle uygun bir toolchain kurulmalıdır. Bu toolchain ‘aarch64-Linux-gnu-gcc’ olabilir.</text:p>
      <text:p text:style-name="P46"/>
      <text:p text:style-name="P47">git clone --branch Stable_V4.0 --recurse-submodules<text:s/><text:a xlink:href="https://github.com/mavlink/qgroundcontrol.git" office:target-frame-name="_top" xlink:show="replace">https://github.com/mavlink/qgroundcontrol.git</text:a></text:p>
      <text:p text:style-name="P48">komutu ile qgroundcontrolün tüm gerekliliklerini indirdik.</text:p>
      <text:p text:style-name="P49"/>
      <text:p text:style-name="P50">“~/Desktop/qgroundcontrol$ git submodule update --init --recursive” ile gerekli alt modüller yüklenmediyse tekrar yükleyebilirsin.</text:p>
      <text:p text:style-name="P51"/>
      <text:p text:style-name="P52">Bize bu aşamada cross compile yapmamız için target cihazın lib,<text:s/>header ve diğer dosyalarının olduğu bir toolchain gerekli ve biz bunun için pre-built toolchainleri ‘<text:a xlink:href="https://downloads.yoctoproject.org/releases/yocto/yocto-5.0.5/toolchain/" office:target-frame-name="_top" xlink:show="replace">https://downloads.yoctoproject.org/releases/yocto/yocto-5.0.5/toolchain/</text:a>’ bu sayfa aracılığı ile bizim işimize yarayanı indirmek istedik fakat bizim istediğimiz toolchain yok. Bu yüzden kendi toolchain imizi derlememiz gerekmektedir.</text:p>
      <text:p text:style-name="P53"/>
      <text:p text:style-name="P54">Kendi toolchain imizi oluşturmak için önce<text:s/><text:span text:style-name="T55">‘local.conf’</text:span><text:s/>dosyasından SDK host mimarisini seçiyoruz sonra, ‘bitbake tdx-reference-multimedia-image -c populate_sdk’ ile build ediyoruz. Build edilen toolchain ‘~/build/deploy/sdk’ dizininde .sh uzantılı dosyadır.</text:p>
      <text:p text:style-name="P56"/>
      <text:p text:style-name="P57">Daha sonra bu dosyayı eklemek için ilk önce izin veriyoruz ‘chmod +x tdx-xwayland-glibc-x86_64-Reference-Multimedia-Image-armv8a-verdin-imx8mp-toolchain-7.1.0.sh’. Daha sonra ‘./tdx-xwayland-glibc-x86_64-Reference-Multimedia-Image-armv8a-verdin-imx8mp-toolchain-7.1.0.sh ’ ifadesi ile ekliyoruz. Bu işlemden sonra SDK yı çıkartıyor ve hazır hale getiriyor. Artık her çağırmak istediğimizde “. /opt/tdx-xwayland/7.1.0/environment-setup-armv8a-tdx-linux” ile çağıracağız.</text:p>
      <text:p text:style-name="P58"/>
      <text:p text:style-name="P59">Bir deneme olarak linux_board.c adında bir dosya oluşturup<text:s/></text:p>
      <text:p text:style-name="P60">“#include &lt;stdio.h&gt;</text:p>
      <text:p text:style-name="P61">int main() {</text:p>
      <text:p text:style-name="P62"><text:s text:c="4"/>printf("Hello ARMv8A World!\n");</text:p>
      <text:p text:style-name="P63"><text:s text:c="4"/>return 0;</text:p>
      <text:p text:style-name="P64">}”</text:p>
      <text:p text:style-name="P65">kodunu ekliyoruz. Source’u ekledikten sonra “${CC} linux_board.c -o linux” çevrimi yapıyoruz. Herhangi bir sorun yoksa cross compile işleminiz tamamdır. Şimdi qroundcontrol gibi bir uygulama derleyelim :)</text:p>
      <text:p text:style-name="P66"/>
      <text:p text:style-name="P67">echo $CXX</text:p>
      <text:p text:style-name="P68">echo $CC , ile cross-compile için gerekli olan yapıların tanımlanıp tanımlanmadığını görebiliyoruz.</text:p>
      <text:p text:style-name="P69"/>
      <text:p text:style-name="P70">export SYSROOT=/opt/tdx-xwayland/7.1.0/sysroots/armv8a-tdx-linux(yapmasan da olur ama bir hata olursa bunu da dene)</text:p>
      <text:p text:style-name="P71"/>
      <text:p text:style-name="P72">Daha sonra qgroundcontrol da bir build klasörü oluşturuyoruz(mkdir build &amp; cd build)</text:p>
      <text:p text:style-name="P73">Şimdi kendi işlemcimiz için olan sysroot’u source olarak atadık ve şimdi build işlemine başlayabiliriz.</text:p>
      <text:p text:style-name="P74"><text:s/></text:p>
      <text:p text:style-name="P75">cmake ..</text:p>
      <text:p text:style-name="P76">make -j$(nproc)</text:p>
      <text:p text:style-name="P77"/>
      <text:p text:style-name="P78">-Bu build işleminde<text:s/>hataya sebebiyet veren yerleri bulabilmek için hata çıkış loglarını dikkatli bir şekilde inceleyelim.</text:p>
      <text:p text:style-name="P79"/>
      <text:p text:style-name="P80">QGC nin derlenmiş dosyasını bir usb aracılığıyla kendi yocto sistemimize taşıyalım ve root’a taşınan bu yapıyı user tarafına taşımak ve açmak için:</text:p>
      <text:p text:style-name="P81"/>
      <text:p text:style-name="P82">cp /media/sda1/qground/ QGROUNDCONTROL /root/QGROUNDCONTROL/</text:p>
      <text:p text:style-name="P83">mv /root/QGROUNDCONTROL /home/abdullah/</text:p>
      <text:p text:style-name="P84">chown abdullah:abdullah /home/abdullah/QGROUNDCONTROL/QGroundControl</text:p>
      <text:p text:style-name="P85">chmod +x /home/abdullah/QGROUNDCONTROL/QGroundControl</text:p>
      <text:p text:style-name="P86"/>
      <text:p text:style-name="P87">sonra user tarafına geçilir ve aşağıdaki işlemlerle:</text:p>
      <text:p text:style-name="P88">cd QGROUNDCONTROL</text:p>
      <text:p text:style-name="P89">./QgroundControl</text:p>
      <text:p text:style-name="P90"/>
      <text:p text:style-name="P91">komutları ile sistemi çalıştırdım ve çalışmasında herhangi bir hata yok.</text:p>
      <text:p text:style-name="P92"/>
      <text:p text:style-name="P93"/>
      <text:p text:style-name="P94"/>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dullah Serdar Ilhan</dc:creator>
    <meta:creation-date>2024-12-16T16:47:00Z</meta:creation-date>
    <dc:date>2025-09-24T14:12:00Z</dc:date>
    <meta:template xlink:href="Normal.dotm" xlink:type="simple"/>
    <meta:editing-cycles>145</meta:editing-cycles>
    <meta:editing-duration>PT91260S</meta:editing-duration>
    <meta:document-statistic meta:page-count="3" meta:paragraph-count="13" meta:word-count="999" meta:character-count="6681" meta:row-count="47" meta:non-whitespace-character-count="5695"/>
  </office:meta>
</office:document-meta>
</file>